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ba99" officeooo:paragraph-rsid="0007ba99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 No9 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text will be replaced <office:annotation loext:resolved="false"><dc:date>2008-02-20T00:00:00</dc:date><text:p>do text</text:p><text:p>from xhtml(xhtmlInput)</text:p></office:annotation>with a chunk of XHTML.</text:p>
      <text:p text:style-name="Standard"/>
      <text:p text:style-name="Standard">Th<office:annotation loext:resolved="false"><dc:creator>Auteur inconnu</dc:creator><dc:date>2015-05-11T17:15:32</dc:date><text:p text:style-name="P3"><text:span text:style-name="T2">do text</text:span></text:p><text:p text:style-name="P3"><text:span text:style-name="T2">from xhtml(xhtml2)</text:span></text:p></office:annotation>is text also, for blockquotes.</text:p>
      <text:p text:style-name="P1">This one will be replaced with non-xhtml text.<office:annotation loext:resolved="false"><dc:creator>Unknown Author</dc:creator><dc:date>2021-07-29T15:41:48.029397089</dc:date><text:p text:style-name="P2"><text:span text:style-name="T1">do text</text:span></text:p><text:p text:style-name="P2"><text:span text:style-name="T1">from text(text1)</text:span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initial-creator>Gaetan Delannay</meta:initial-creator>
    <meta:creation-date>2007-08-06T12:09:45</meta:creation-date>
    <dc:date>2021-07-29T17:20:57.818251393</dc:date>
    <dc:language>en-US</dc:language>
    <meta:editing-cycles>22</meta:editing-cycles>
    <meta:editing-duration>PT3H9M55S</meta:editing-duration>
    <meta:document-statistic meta:table-count="0" meta:image-count="0" meta:object-count="0" meta:page-count="1" meta:paragraph-count="3" meta:word-count="23" meta:character-count="127" meta:non-whitespace-character-count="107"/>
    <meta:user-defined meta:name="Info 1"/>
    <meta:user-defined meta:name="Info 2"/>
    <meta:user-defined meta:name="Info 3"/>
    <meta:user-defined meta:name="Info 4"/>
  </office:meta>
</office:document-meta>
</file>